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0eaf51" officeooo:paragraph-rsid="000eaf51" style:font-size-asian="9.60000038146973pt" style:font-weight-asian="bold" style:font-size-complex="11pt" style:font-weight-complex="bold"/>
    </style:style>
    <style:style style:name="P2" style:family="paragraph" style:parent-style-name="Standard">
      <style:text-properties style:font-name="Arial" fo:font-size="11pt" fo:font-weight="bold" officeooo:rsid="00125a26" officeooo:paragraph-rsid="001602e0" style:font-size-asian="9.60000038146973pt" style:font-weight-asian="bold" style:font-size-complex="11pt" style:font-weight-complex="bold"/>
    </style:style>
    <style:style style:name="P3" style:family="paragraph" style:parent-style-name="Standard">
      <style:text-properties style:font-name="Arial" fo:font-size="11pt" fo:font-weight="bold" officeooo:rsid="00156b56" officeooo:paragraph-rsid="001602e0" style:font-size-asian="9.60000038146973pt" style:font-weight-asian="bold" style:font-size-complex="11pt" style:font-weight-complex="bold"/>
    </style:style>
    <style:style style:name="P4" style:family="paragraph" style:parent-style-name="Standard">
      <style:text-properties style:font-name="Arial" fo:font-size="11pt" fo:font-weight="normal" officeooo:rsid="0010a365" officeooo:paragraph-rsid="001602e0" style:font-size-asian="9.60000038146973pt" style:font-weight-asian="normal" style:font-size-complex="11pt" style:font-weight-complex="normal"/>
    </style:style>
    <style:style style:name="P5" style:family="paragraph" style:parent-style-name="Standard">
      <style:text-properties style:font-name="Arial" fo:font-size="11pt" fo:font-weight="normal" officeooo:rsid="00125a26" officeooo:paragraph-rsid="001602e0" style:font-size-asian="9.60000038146973pt" style:font-weight-asian="normal" style:font-size-complex="11pt" style:font-weight-complex="normal"/>
    </style:style>
    <style:style style:name="P6" style:family="paragraph" style:parent-style-name="Standard">
      <style:text-properties style:font-name="Arial" fo:font-size="11pt" fo:font-weight="normal" officeooo:rsid="0025a08d" officeooo:paragraph-rsid="001602e0" style:font-size-asian="9.60000038146973pt" style:font-weight-asian="normal" style:font-size-complex="11pt" style:font-weight-complex="normal"/>
    </style:style>
    <style:style style:name="P7" style:family="paragraph" style:parent-style-name="Standard">
      <style:text-properties fo:color="#00000a" style:font-name="Arial" fo:font-size="11pt" fo:letter-spacing="normal" fo:font-weight="normal" officeooo:rsid="00156b56" officeooo:paragraph-rsid="001602e0" fo:background-color="#ffffff" style:font-name-asian="Calibri" style:font-size-asian="9.60000038146973pt" style:font-weight-asian="normal" style:font-name-complex="Calibri" style:font-size-complex="11pt" style:font-weight-complex="normal"/>
    </style:style>
    <style:style style:name="P8" style:family="paragraph" style:parent-style-name="Standard">
      <style:text-properties style:font-name="Arial" fo:font-size="11pt" fo:font-weight="bold" officeooo:rsid="00165df0" officeooo:paragraph-rsid="00165df0" style:font-size-asian="9.60000038146973pt" style:font-weight-asian="bold" style:font-size-complex="11pt" style:font-weight-complex="bold"/>
    </style:style>
    <style:style style:name="T1" style:family="text">
      <style:text-properties officeooo:rsid="00144a61"/>
    </style:style>
    <style:style style:name="T2" style:family="text">
      <style:text-properties officeooo:rsid="00257f88"/>
    </style:style>
    <style:style style:name="T3" style:family="text">
      <style:text-properties officeooo:rsid="0025a0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text:p>
      <text:p text:style-name="P1"/>
      <text:p text:style-name="P6">This section will describe in detail exactly what the project should achieve.</text:p>
      <text:p text:style-name="P6"/>
      <text:p text:style-name="P4">The proposed system should do the following:</text:p>
      <text:p text:style-name="P4"/>
      <text:p text:style-name="P2">Text <text:span text:style-name="T3">Input</text:span></text:p>
      <text:p text:style-name="P2"/>
      <text:p text:style-name="P5">The program should have a number of pre-existing texts for the user to choose from, along with the ability to import text from a file. This will be limited to raw text initially, with functionality for importing text from plays, novels and short stories from .pdf files to be developed, depending on the time constraints of the project.</text:p>
      <text:p text:style-name="P5"/>
      <text:p text:style-name="P2">Analysis</text:p>
      <text:p text:style-name="P2"/>
      <text:p text:style-name="P5">This is the core of the project. The program will analyse the text and perform and number of NLP tasks. Firstly it will segment the sentences, in order to begin tag<text:span text:style-name="T1">ging</text:span>. It will then perform Part-of-Speech (POS) tagging of the sentences. Next it will chunk the sentences in noun phrases. It will then perform Named Entity Recognition to locate and identify the characters within the source text. Lastly it will perform Coreference Resolution, to identify pronouns and which characters they represent. <text:span text:style-name="T3">A possible lower priority functionality would be to identify groups of characters who belong to a single organisation or group.</text:span></text:p>
      <text:p text:style-name="P5"/>
      <text:p text:style-name="P2">Database</text:p>
      <text:p text:style-name="P2"/>
      <text:p text:style-name="P5">The results of the analysis above will stored in a simple database.</text:p>
      <text:p text:style-name="P5"/>
      <text:p text:style-name="P2">Graphing</text:p>
      <text:p text:style-name="P2"/>
      <text:p text:style-name="P5">Lastly the program will use the information stored in the database to plot a graph of the interactions of these characters over the course of the text. The graph should have a number of functions, including the ability to show an individual character or groups of characters and the ability to show different time frames, for example certain chapters of a novel or scenes/acts within a play.</text:p>
      <text:p text:style-name="P5"/>
      <text:p text:style-name="P8">Interface</text:p>
      <text:p text:style-name="P3"/>
      <text:p text:style-name="P7">The program will initially be developed with a command line interface. A simple GUI may be constructed, depending on time con<text:span text:style-name="T2">s</text:span>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5:52:24.719000000</meta:creation-date>
    <dc:date>2014-12-10T16:20:11.579000000</dc:date>
    <meta:editing-duration>PT2H32M37S</meta:editing-duration>
    <meta:editing-cycles>8</meta:editing-cycles>
    <meta:generator>LibreOffice/4.3.0.4$Windows_x86 LibreOffice_project/62ad5818884a2fc2e5780dd45466868d41009ec0</meta:generator>
    <meta:document-statistic meta:table-count="0" meta:image-count="0" meta:object-count="0" meta:page-count="1" meta:paragraph-count="13" meta:word-count="285" meta:character-count="1728" meta:non-whitespace-character-count="1456"/>
  </office:meta>
</office:document-meta>
</file>